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style="normal" style:font-style-asian="normal" style:font-style-complex="normal"/>
    </style:style>
    <style:style style:name="P2" style:family="paragraph" style:parent-style-name="Standard">
      <style:paragraph-properties fo:line-height="150%"/>
      <style:text-properties fo:font-style="italic" style:font-style-asian="italic" style:font-style-complex="italic"/>
    </style:style>
    <style:style style:name="P3" style:family="paragraph" style:parent-style-name="Standard">
      <style:paragraph-properties fo:line-height="150%"/>
    </style:style>
    <style:style style:name="P4" style:family="paragraph" style:parent-style-name="Standard">
      <style:paragraph-properties fo:line-height="150%"/>
      <style:text-properties fo:font-style="normal" style:font-style-asian="normal" style:font-style-complex="normal"/>
    </style:style>
    <style:style style:name="P5" style:family="paragraph" style:parent-style-name="Standard">
      <style:paragraph-properties fo:line-height="150%"/>
      <style:text-properties style:font-name="Times New Roman" fo:font-size="12pt" fo:font-style="normal" style:font-size-asian="12pt" style:font-style-asian="normal" style:font-size-complex="12pt" style:font-style-complex="normal"/>
    </style:style>
    <style:style style:name="T1" style:family="text">
      <style:text-properties fo:font-style="normal" style:font-style-asian="normal" style:font-style-complex="normal"/>
    </style:style>
    <style:style style:name="T2" style:family="text">
      <style:text-properties fo:font-variant="normal" fo:text-transform="none" fo:color="#000000" style:font-name="Arial1" fo:font-size="8.25pt" fo:letter-spacing="normal" fo:font-style="italic" fo:font-weight="normal"/>
    </style:style>
    <style:style style:name="T3" style:family="text">
      <style:text-properties fo:font-variant="normal" fo:text-transform="none" fo:color="#000000" style:font-name="Arial1" fo:font-size="8.25pt" fo:letter-spacing="normal" fo:font-weight="normal"/>
    </style:style>
    <style:style style:name="T4" style:family="text">
      <style:text-properties fo:font-variant="normal" fo:text-transform="none" fo:color="#000000" style:font-name="Arial1" fo:font-size="8.25pt" fo:letter-spacing="normal" fo:font-weight="bold"/>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weight="normal"/>
    </style:style>
    <style:style style:name="T7" style:family="text">
      <style:text-properties fo:font-variant="normal" fo:text-transform="none" fo:color="#000000" fo:letter-spacing="normal" fo:font-style="italic" fo:font-weight="normal"/>
    </style:style>
    <style:style style:name="T8" style:family="text">
      <style:text-properties fo:font-variant="normal" fo:text-transform="none" fo:color="#000000" fo:letter-spacing="normal" fo:font-weight="bold"/>
    </style:style>
    <style:style style:name="T9" style:family="text">
      <style:text-properties fo:font-variant="normal" fo:text-transform="none" fo:color="#000000" fo:font-size="8.25pt" fo:letter-spacing="normal" fo:font-weight="normal"/>
    </style:style>
    <style:style style:name="T10" style:family="text">
      <style:text-properties fo:font-variant="normal" fo:text-transform="none" fo:color="#000000" fo:font-size="8.25pt" fo:letter-spacing="normal" fo:font-style="italic" fo:font-weight="normal"/>
    </style:style>
    <style:style style:name="T11" style:family="text">
      <style:text-properties fo:font-variant="normal" fo:text-transform="none" fo:color="#000000" fo:font-size="8.25pt" fo:letter-spacing="normal" fo:font-weight="bold"/>
    </style:style>
    <style:style style:name="T12" style:family="text">
      <style:text-properties fo:font-style="italic" style:font-style-asian="italic" style:font-style-complex="italic"/>
    </style:style>
    <style:style style:name="T13" style:family="text">
      <style:text-properties style:font-name="Times New Roman"/>
    </style:style>
    <style:style style:name="T14" style:family="text">
      <style:text-properties style:font-name="Times New Roman"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icholas Padinha</text:p>
      <text:p text:style-name="P3">Preliminary Report</text:p>
      <text:p text:style-name="P3">Overview</text:p>
      <text:p text:style-name="P2">Adaptive quadrature<text:span text:style-name="T1"> is a general method for improving the accuracy of a quadrature rule or numerical integration scheme. A sketch of the idea is as follows: We select a numerical integration method with an a priori error estimator and fix an error tolerance. We apply the integration method to the function we want to integrate and estimate the error. If the error exceeds our chosen tolerance, we subdivide the interval and repeat the process on each subinterval, usually halving the tolerance. In this way, we subdivide those regions more which make greater contributions to the total error, while settling for larger intervals when the local error is small.</text:span></text:p>
      <text:p text:style-name="P1">An adaptive Simpson's method was proposed in 1962 and by now the idea has been applied to a wide range of quadrature rules. The subdivision criterion which appears in the adaptive Simpson's method is to subdivide not when the total error is greater than a certain tolerance but when the discrepancy between a single approximation (on [a,b]) and the sum of two approximations (on [a,c] and [c,b]) exceeds a certain tolerance, determined by but not necessarily equal to the desired total error bound for the whole interval.</text:p>
      <text:p text:style-name="P1">Interestingly, quadrature rule which are exact in certain cases (for example, Simpson's is exact for polynomials of degree 3 or less) tend to have adaptive versions which are exact in a broader class of cases (adaptive Simpson's is exact for polynomials of degree 5 or less).</text:p>
      <text:p text:style-name="P1">Methodology</text:p>
      <text:p text:style-name="P1">For this project, several adaptive schemes will be considered. These will be analyzed mathematically and then implemented and demonstrated in software. As a first test case adaptive Simpson's method will be demonstrated on several classes of integrands: ones which are well-handled already by ordinary Simpson's method, ones which are not so well-handled, and some polynomials of degree 5 or less so as to demonstrate the exactness in that case. For a follow-up, other methods which are currently preferred over Simpson's in application will also be analyzed and implemented (currently I'm considering Gaussian quadrature and Clenshaw-Curtis or Fejer quadrature as these also have exactness results for polynomials of degree less than a given parameter).</text:p>
      <text:p text:style-name="P1">Reference<text:span text:style-name="T14">s</text:span></text:p>
      <text:p text:style-name="P5"><text:span text:style-name="T6">Calvetti, D.; Golub, G. H.; Gragg, W. B. and Reichel, L. "Computation of Gauss-Kronrod Quadrature Rules." </text:span><text:span text:style-name="T7">Math. Comput.</text:span><text:span text:style-name="T5"> </text:span><text:span text:style-name="T8">69</text:span><text:span text:style-name="T6">, 1035-1052, 2000.</text:span> </text:p>
      <text:p text:style-name="P5">Cheney, W.; Kincaid, D. <text:span text:style-name="T12">Numerical Mathematics and Computing,</text:span> 7th Ed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holas Padinha</meta:initial-creator>
    <meta:creation-date>2014-10-24T09:33:56.16</meta:creation-date>
    <dc:date>2014-10-27T09:46:30.45</dc:date>
    <dc:creator>Nicholas Padinha</dc:creator>
    <meta:editing-duration>PT17M12S</meta:editing-duration>
    <meta:editing-cycles>6</meta:editing-cycles>
    <meta:generator>OpenOffice/4.1.1$Win32 OpenOffice.org_project/411m6$Build-9775</meta:generator>
    <meta:document-statistic meta:table-count="0" meta:image-count="0" meta:object-count="0" meta:page-count="1" meta:paragraph-count="11" meta:word-count="392" meta:character-count="2487"/>
  </office:meta>
</office:document-meta>
</file>